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text-properties fo:font-size="15pt" officeooo:rsid="0004cba7" officeooo:paragraph-rsid="0007a2b6" style:font-size-asian="15pt" style:font-size-complex="15pt"/>
    </style:style>
    <style:style style:name="P2" style:family="paragraph" style:parent-style-name="Heading_20_1">
      <style:text-properties fo:font-size="15pt" officeooo:paragraph-rsid="0007a2b6" style:font-size-asian="15pt" style:font-size-complex="15pt"/>
    </style:style>
    <style:style style:name="P3" style:family="paragraph" style:parent-style-name="Heading_20_1">
      <style:paragraph-properties fo:margin-top="0in" fo:margin-bottom="0.0555in" style:contextual-spacing="false"/>
      <style:text-properties fo:font-size="15pt" officeooo:paragraph-rsid="0007a2b6" style:font-size-asian="15pt" style:font-size-complex="15pt"/>
    </style:style>
    <style:style style:name="P4" style:family="paragraph" style:parent-style-name="Heading_20_2">
      <style:text-properties fo:font-size="13pt" officeooo:paragraph-rsid="0007a2b6" style:font-size-asian="13pt" style:font-size-complex="13pt"/>
    </style:style>
    <style:style style:name="P5" style:family="paragraph" style:parent-style-name="Heading_20_2">
      <style:text-properties officeooo:paragraph-rsid="0007a2b6"/>
    </style:style>
    <style:style style:name="P6" style:family="paragraph" style:parent-style-name="List_20_Paragraph" style:list-style-name="WWNum7">
      <style:text-properties fo:font-weight="normal" officeooo:rsid="000978f9" officeooo:paragraph-rsid="0007a2b6" style:font-weight-asian="normal" style:font-weight-complex="normal"/>
    </style:style>
    <style:style style:name="P7" style:family="paragraph" style:parent-style-name="List_20_Paragraph" style:list-style-name="WWNum2">
      <style:text-properties fo:font-weight="normal" officeooo:rsid="00058960" officeooo:paragraph-rsid="0007a2b6" style:font-weight-asian="normal" style:font-weight-complex="normal"/>
    </style:style>
    <style:style style:name="P8" style:family="paragraph" style:parent-style-name="List_20_Paragraph" style:list-style-name="WWNum3">
      <style:text-properties fo:font-weight="normal" officeooo:rsid="0006fcdb" officeooo:paragraph-rsid="0007a2b6" style:font-weight-asian="normal" style:font-weight-complex="normal"/>
    </style:style>
    <style:style style:name="P9" style:family="paragraph" style:parent-style-name="List_20_Paragraph" style:list-style-name="WWNum1">
      <style:text-properties officeooo:rsid="0004cba7" officeooo:paragraph-rsid="0007a2b6"/>
    </style:style>
    <style:style style:name="P10" style:family="paragraph" style:parent-style-name="List_20_Paragraph" style:list-style-name="WWNum1">
      <style:text-properties officeooo:rsid="00058960" officeooo:paragraph-rsid="0007a2b6"/>
    </style:style>
    <style:style style:name="P11" style:family="paragraph" style:parent-style-name="List_20_Paragraph" style:list-style-name="WWNum2">
      <style:text-properties officeooo:rsid="00058960" officeooo:paragraph-rsid="0007a2b6"/>
    </style:style>
    <style:style style:name="P12" style:family="paragraph" style:parent-style-name="List_20_Paragraph" style:list-style-name="WWNum2">
      <style:text-properties officeooo:paragraph-rsid="0007a2b6"/>
    </style:style>
    <style:style style:name="P13" style:family="paragraph" style:parent-style-name="List_20_Paragraph" style:list-style-name="WWNum3">
      <style:text-properties officeooo:rsid="0006fcdb" officeooo:paragraph-rsid="0007a2b6"/>
    </style:style>
    <style:style style:name="P14" style:family="paragraph" style:parent-style-name="List_20_Paragraph" style:list-style-name="WWNum4">
      <style:text-properties officeooo:rsid="0006fcdb" officeooo:paragraph-rsid="0007a2b6"/>
    </style:style>
    <style:style style:name="P15" style:family="paragraph" style:parent-style-name="List_20_Paragraph" style:list-style-name="WWNum5">
      <style:text-properties officeooo:rsid="0006fcdb" officeooo:paragraph-rsid="0007a2b6"/>
    </style:style>
    <style:style style:name="P16" style:family="paragraph" style:parent-style-name="List_20_Paragraph" style:list-style-name="WWNum5">
      <style:paragraph-properties fo:line-height="108%" fo:text-align="start" style:justify-single-word="false" fo:orphans="2" fo:widows="2" style:writing-mode="lr-tb"/>
      <style:text-properties officeooo:paragraph-rsid="0007a2b6"/>
    </style:style>
    <style:style style:name="P17" style:family="paragraph" style:parent-style-name="List_20_Paragraph" style:list-style-name="WWNum6">
      <style:text-properties fo:font-size="10pt" officeooo:rsid="000978f9" officeooo:paragraph-rsid="0007a2b6" style:font-size-asian="10pt" style:font-size-complex="10pt"/>
    </style:style>
    <style:style style:name="P18" style:family="paragraph" style:parent-style-name="List_20_Paragraph" style:list-style-name="WWNum6">
      <style:text-properties officeooo:rsid="000978f9" officeooo:paragraph-rsid="0007a2b6"/>
    </style:style>
    <style:style style:name="P19" style:family="paragraph" style:parent-style-name="Standard" style:list-style-name="WWNum5">
      <style:paragraph-properties fo:line-height="108%" fo:text-align="start" style:justify-single-word="false" fo:orphans="2" fo:widows="2" style:writing-mode="lr-tb"/>
      <style:text-properties officeooo:paragraph-rsid="0007a2b6"/>
    </style:style>
    <style:style style:name="P20" style:family="paragraph" style:parent-style-name="Title">
      <style:paragraph-properties fo:text-align="center" style:justify-single-word="false"/>
      <style:text-properties officeooo:paragraph-rsid="0007a2b6"/>
    </style:style>
    <style:style style:name="T1" style:family="text">
      <style:text-properties fo:color="#04a5e5" loext:opacity="100%"/>
    </style:style>
    <style:style style:name="T2" style:family="text">
      <style:text-properties fo:color="#04a5e5" loext:opacity="100%" style:font-name="Droid Sans Mono" fo:font-size="10.5pt" fo:font-style="normal" fo:font-weight="normal" fo:background-color="#eff1f5" loext:char-shading-value="0" style:font-style-asian="normal" style:font-style-complex="normal"/>
    </style:style>
    <style:style style:name="T3" style:family="text">
      <style:text-properties fo:color="#04a5e5" loext:opacity="100%" style:font-name="Droid Sans Mono" fo:font-size="10.5pt" fo:font-style="normal" fo:font-weight="normal" officeooo:rsid="000867a3" fo:background-color="#eff1f5" loext:char-shading-value="0" style:font-style-asian="normal" style:font-weight-asian="normal" style:font-style-complex="normal" style:font-weight-complex="normal"/>
    </style:style>
    <style:style style:name="T4" style:family="text">
      <style:text-properties fo:color="#04a5e5" loext:opacity="100%" style:font-name="Droid Sans Mono" fo:font-size="10.5pt" fo:font-style="normal" fo:font-weight="normal" officeooo:rsid="000978f9" fo:background-color="#eff1f5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b47804" loext:opacity="100%"/>
    </style:style>
    <style:style style:name="T6" style:family="text">
      <style:text-properties fo:color="#b47804" loext:opacity="100%" style:font-name="Droid Sans Mono" fo:font-size="10.5pt" fo:font-style="normal" fo:font-weight="normal" officeooo:rsid="000867a3" fo:background-color="#eff1f5" loext:char-shading-value="0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8960" style:font-weight-asian="bold" style:font-weight-complex="bold"/>
    </style:style>
    <style:style style:name="T9" style:family="text">
      <style:text-properties fo:font-weight="bold" officeooo:rsid="0006fcdb" style:font-weight-asian="bold" style:font-weight-complex="bold"/>
    </style:style>
    <style:style style:name="T10" style:family="text">
      <style:text-properties fo:font-weight="bold" officeooo:rsid="000867a3" style:font-weight-asian="bold" style:font-weight-complex="bold"/>
    </style:style>
    <style:style style:name="T11" style:family="text">
      <style:text-properties officeooo:rsid="0006fcdb"/>
    </style:style>
    <style:style style:name="T12" style:family="text">
      <style:text-properties fo:font-weight="normal" officeooo:rsid="0006fcdb" style:font-weight-asian="normal" style:font-weight-complex="normal"/>
    </style:style>
    <style:style style:name="T13" style:family="text">
      <style:text-properties fo:font-weight="normal" officeooo:rsid="000867a3" style:font-weight-asian="normal" style:font-weight-complex="normal"/>
    </style:style>
    <style:style style:name="T14" style:family="text">
      <style:text-properties officeooo:rsid="000867a3"/>
    </style:style>
    <style:style style:name="T15" style:family="text">
      <style:text-properties fo:font-size="13pt" officeooo:rsid="000867a3" style:font-size-asian="13pt" style:font-size-complex="13pt"/>
    </style:style>
    <style:style style:name="T16" style:family="text">
      <style:text-properties fo:color="#4c4f69" loext:opacity="100%" style:font-name="Droid Sans Mono" fo:font-size="10.5pt" fo:font-style="normal" fo:font-weight="normal" officeooo:rsid="000867a3" fo:background-color="#eff1f5" loext:char-shading-value="0" style:font-style-asian="normal" style:font-style-complex="normal"/>
    </style:style>
    <style:style style:name="T17" style:family="text">
      <style:text-properties fo:color="#4c4f69" loext:opacity="100%" style:font-name="Droid Sans Mono" fo:font-size="10.5pt" fo:font-style="normal" fo:font-weight="normal" officeooo:rsid="000867a3" fo:background-color="#eff1f5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4c4f69" loext:opacity="100%" style:font-name="Droid Sans Mono" fo:font-size="10.5pt" fo:font-style="normal" fo:font-weight="normal" officeooo:rsid="00088e02" fo:background-color="#eff1f5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4c4f69" loext:opacity="100%" style:font-name="Droid Sans Mono" fo:font-size="10.5pt" fo:font-style="italic" fo:font-weight="normal" officeooo:rsid="00088e02" fo:background-color="#eff1f5" loext:char-shading-value="0" style:font-style-asian="italic" style:font-weight-asian="normal" style:font-style-complex="italic" style:font-weight-complex="normal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style:font-name="Droid Sans Mono" fo:font-size="10.5pt" fo:font-style="normal" fo:font-weight="normal" officeooo:rsid="000867a3" fo:background-color="#eff1f5" loext:char-shading-value="0" style:font-style-asian="normal" style:font-style-complex="normal"/>
    </style:style>
    <style:style style:name="T22" style:family="text">
      <style:text-properties fo:color="#00a933" loext:opacity="100%" style:font-name="Droid Sans Mono" fo:font-size="10.5pt" fo:font-style="normal" fo:font-weight="normal" officeooo:rsid="000867a3" fo:background-color="#eff1f5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00a933" loext:opacity="100%" style:font-name="Droid Sans Mono" fo:font-size="10.5pt" fo:font-style="normal" fo:font-weight="normal" officeooo:rsid="000978f9" fo:background-color="#eff1f5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7c7f93" loext:opacity="100%" style:font-name="Droid Sans Mono" fo:font-size="10.5pt" fo:font-style="normal" fo:font-weight="normal" officeooo:rsid="000867a3" fo:background-color="#eff1f5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999999" loext:opacity="100%" style:font-name="Droid Sans Mono" fo:font-size="10.5pt" fo:font-style="italic" fo:font-weight="normal" officeooo:rsid="00088e02" fo:background-color="#eff1f5" loext:char-shading-value="0" style:font-style-asian="italic" style:font-weight-asian="normal" style:font-style-complex="italic" style:font-weight-complex="normal"/>
    </style:style>
    <style:style style:name="T26" style:family="text">
      <style:text-properties fo:color="#999999" loext:opacity="100%" style:font-name="Droid Sans Mono" fo:font-size="10.5pt" fo:font-style="italic" officeooo:rsid="00088e02" fo:background-color="#eff1f5" loext:char-shading-value="0" style:font-style-asian="italic" style:font-style-complex="italic"/>
    </style:style>
    <style:style style:name="T27" style:family="text">
      <style:text-properties fo:color="#000000" loext:opacity="100%" style:font-name="Droid Sans Mono" fo:font-size="10.5pt" fo:font-style="normal" fo:font-weight="normal" officeooo:rsid="000978f9" fo:background-color="#eff1f5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3faf46" loext:opacity="100%"/>
    </style:style>
    <style:style style:name="T29" style:family="text">
      <style:text-properties officeooo:rsid="00097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7"><text:span text:style-name="T7">Objednávka pizzy</text:span></text:p>
      <text:h text:style-name="P1" text:outline-level="1">HTTP requesty</text:h>
      <text:list text:style-name="WWNum1">
        <text:list-item>
          <text:p text:style-name="P9">Díky nim komunikuje klient se serverem</text:p>
        </text:list-item>
        <text:list-item>
          <text:p text:style-name="P10">Lze získat přes:</text:p>
          <text:list>
            <text:list-item>
              <text:p text:style-name="P10">Form</text:p>
            </text:list-item>
            <text:list-item>
              <text:p text:style-name="P10">AJAX požadavek</text:p>
            </text:list-item>
            <text:list-item>
              <text:p text:style-name="P10">URL (jen pro GET)</text:p>
            </text:list-item>
          </text:list>
        </text:list-item>
        <text:list-item>
          <text:p text:style-name="P9">Typy requestů:</text:p>
          <text:list>
            <text:list-item>
              <text:p text:style-name="P9">GET </text:p>
              <text:list>
                <text:list-item>
                  <text:p text:style-name="P9">získá data z URL</text:p>
                </text:list-item>
                <text:list-item>
                  <text:p text:style-name="P9">čistě k zobrazení dat ze serveru</text:p>
                </text:list-item>
              </text:list>
            </text:list-item>
            <text:list-item>
              <text:p text:style-name="P9">POST </text:p>
              <text:list>
                <text:list-item>
                  <text:p text:style-name="P10">získá data odeslaná metodou POST</text:p>
                </text:list-item>
                <text:list-item>
                  <text:p text:style-name="P10">k zobrazení nebo přidání dat na server</text:p>
                </text:list-item>
                <text:list-item>
                  <text:p text:style-name="P10">bezpečnější než GET</text:p>
                </text:list-item>
              </text:list>
            </text:list-item>
            <text:list-item>
              <text:p text:style-name="P10">PUT</text:p>
              <text:list>
                <text:list-item>
                  <text:p text:style-name="P10">získá data odeslaná metodou PUT</text:p>
                </text:list-item>
                <text:list-item>
                  <text:p text:style-name="P10">k přidání dat na server</text:p>
                </text:list-item>
              </text:list>
            </text:list-item>
            <text:list-item>
              <text:p text:style-name="P10">DELETE</text:p>
              <text:list>
                <text:list-item>
                  <text:p text:style-name="P10">získá data odeslaná metodou DELETE</text:p>
                </text:list-item>
                <text:list-item>
                  <text:p text:style-name="P10">k odebrání dat ze serveru</text:p>
                </text:list-item>
              </text:list>
            </text:list-item>
          </text:list>
        </text:list-item>
      </text:list>
      <text:h text:style-name="P4" text:outline-level="2">Superglobální pole v PHP</text:h>
      <text:list text:style-name="WWNum2">
        <text:list-item>
          <text:p text:style-name="P12" loext:marker-style-name="T7"><text:span text:style-name="T7">G</text:span><text:span text:style-name="T8">ET </text:span></text:p>
          <text:list>
            <text:list-item>
              <text:p text:style-name="P7">obsahuje data předaná pomocí URL</text:p>
            </text:list-item>
            <text:list-item>
              <text:p text:style-name="P7">omezená velikost</text:p>
            </text:list-item>
            <text:list-item>
              <text:p text:style-name="P7">data jsou viditelné =&gt; hrozí nebezepečí (např. Holding)</text:p>
            </text:list-item>
          </text:list>
        </text:list-item>
        <text:list-item>
          <text:p text:style-name="P11" loext:marker-style-name="T7"><text:span text:style-name="T7">POST</text:span></text:p>
          <text:list>
            <text:list-item>
              <text:p text:style-name="P7">obsahuje data předaná pomocí metody POST</text:p>
            </text:list-item>
            <text:list-item>
              <text:p text:style-name="P7">nejčastěji přes formuláře</text:p>
            </text:list-item>
            <text:list-item>
              <text:p text:style-name="P7">bezpečnější jak GET</text:p>
            </text:list-item>
          </text:list>
        </text:list-item>
        <text:list-item>
          <text:p text:style-name="P11" loext:marker-style-name="T7"><text:span text:style-name="T7">COOKIE</text:span></text:p>
          <text:list>
            <text:list-item>
              <text:p text:style-name="P7">obsahuje hodnoty uložené v cookies</text:p>
            </text:list-item>
            <text:list-item>
              <text:p text:style-name="P7">ukládají se na straně klienta</text:p>
            </text:list-item>
          </text:list>
        </text:list-item>
        <text:list-item>
          <text:p text:style-name="P11" loext:marker-style-name="T7"><text:span text:style-name="T7">SESSION</text:span></text:p>
          <text:list>
            <text:list-item>
              <text:p text:style-name="P7">ukládá se na straně serveru</text:p>
            </text:list-item>
            <text:list-item>
              <text:p text:style-name="P7">většinou k uchování přihlašovacích údajů nebo pizzy</text:p>
            </text:list-item>
          </text:list>
        </text:list-item>
        <text:list-item>
          <text:p text:style-name="P11" loext:marker-style-name="T7"><text:span text:style-name="T7">FILES</text:span></text:p>
          <text:list>
            <text:list-item>
              <text:p text:style-name="P7">obasuje data o/ze souboru nahraných uživatelem</text:p>
            </text:list-item>
          </text:list>
        </text:list-item>
      </text:list>
      <text:h text:style-name="P2" text:outline-level="1">Regulární výrazy</text:h>
      <text:list text:style-name="WWNum3">
        <text:list-item>
          <text:p text:style-name="P13">Slouží pro kontrolu, vyhledání nebo úpravu textu</text:p>
        </text:list-item>
        <text:list-item>
          <text:p text:style-name="P8">Jeho funkce začínají na preg_</text:p>
        </text:list-item>
      </text:list>
      <text:h text:style-name="P4" text:outline-level="2"><text:soft-page-break/>preg_match()</text:h>
      <text:list text:style-name="WWNum4">
        <text:list-item>
          <text:p text:style-name="P14">Hledá <text:span text:style-name="T7">první</text:span> shodu v řetězci</text:p>
        </text:list-item>
        <text:list-item>
          <text:p text:style-name="P14">Vrací 1 (pokud najde), 0 (pokud nenajde) a false (pokud error)</text:p>
        </text:list-item>
        <text:list-item>
          <text:p text:style-name="P14">Využití při hledání klíčových slov nebo kontrole formátu mailu (na to je taky metoda, k tomu se vratim)</text:p>
        </text:list-item>
      </text:list>
      <text:h text:style-name="P4" text:outline-level="2">preg_<text:span text:style-name="T11">match_all(</text:span>)</text:h>
      <text:list text:style-name="WWNum5">
        <text:list-item>
          <text:p text:style-name="P15">Hledá <text:span text:style-name="T7">všechny</text:span> schody v řetězci</text:p>
        </text:list-item>
        <text:list-item>
          <text:p text:style-name="P15">Vrací počet shod a false (pokud error)</text:p>
        </text:list-item>
        <text:list-item>
          <text:p text:style-name="P15"><text:span text:style-name="hljs-comment">Využití při hledání počtu klíčových slov nebo správně formátovaných mailů (na to už není jiná metoda)</text:span></text:p>
        </text:list-item>
      </text:list>
      <text:h text:style-name="P4" text:outline-level="2"><text:span text:style-name="hljs-comment">preg_</text:span><text:span text:style-name="hljs-comment"><text:span text:style-name="T11">replace</text:span></text:span><text:span text:style-name="hljs-comment">()</text:span></text:h>
      <text:list text:continue-numbering="true" text:style-name="WWNum5">
        <text:list-item>
          <text:p text:style-name="P16"><text:span text:style-name="hljs-comment"><text:span text:style-name="T11">Hledá </text:span></text:span><text:span text:style-name="hljs-comment"><text:span text:style-name="T9">všechny </text:span></text:span><text:span text:style-name="hljs-comment"><text:span text:style-name="T12">shody a </text:span></text:span><text:span text:style-name="hljs-comment"><text:span text:style-name="T9">nahradí </text:span></text:span><text:span text:style-name="hljs-comment"><text:span text:style-name="T12">je</text:span></text:span></text:p>
        </text:list-item>
        <text:list-item>
          <text:p text:style-name="P16"><text:span text:style-name="hljs-comment"><text:span text:style-name="T12">Vrací upravený řetězec</text:span></text:span></text:p>
        </text:list-item>
        <text:list-item>
          <text:p text:style-name="P16"><text:span text:style-name="hljs-comment">Využití při opravě špatného formátu</text:span></text:p>
        </text:list-item>
      </text:list>
      <text:h text:style-name="P4" text:outline-level="2"><text:span text:style-name="hljs-comment">preg_</text:span><text:span text:style-name="hljs-comment"><text:span text:style-name="T14">split</text:span></text:span><text:span text:style-name="hljs-comment">()</text:span></text:h>
      <text:list text:continue-numbering="true" text:style-name="WWNum5">
        <text:list-item>
          <text:p text:style-name="P16"><text:span text:style-name="hljs-comment"><text:span text:style-name="T10">Rozděluje</text:span></text:span><text:span text:style-name="hljs-comment"><text:span text:style-name="T13"> řetězec</text:span></text:span></text:p>
        </text:list-item>
        <text:list-item>
          <text:p text:style-name="P16"><text:span text:style-name="hljs-comment"><text:span text:style-name="T13">Vrací </text:span></text:span><text:span text:style-name="hljs-comment"><text:span text:style-name="T10">pole</text:span></text:span><text:span text:style-name="hljs-comment"><text:span text:style-name="T13"> obsaující rozdělený řetězec</text:span></text:span></text:p>
        </text:list-item>
        <text:list-item>
          <text:p text:style-name="P16"><text:span text:style-name="hljs-comment"><text:span text:style-name="T13">Využití při zápisu datumu, kde se rozdělí dd,mm a yyyy podle teček</text:span></text:span></text:p>
        </text:list-item>
      </text:list>
      <text:h text:style-name="P4" text:outline-level="2"><text:span text:style-name="hljs-comment">preg_</text:span><text:span text:style-name="hljs-comment"><text:span text:style-name="T14">grep</text:span></text:span><text:span text:style-name="hljs-comment">()</text:span></text:h>
      <text:list text:continue-numbering="true" text:style-name="WWNum5">
        <text:list-item>
          <text:p text:style-name="P16"><text:span text:style-name="hljs-comment"><text:span text:style-name="T10">Filtruje </text:span></text:span><text:span text:style-name="hljs-comment"><text:span text:style-name="T13">pole</text:span></text:span></text:p>
        </text:list-item>
        <text:list-item>
          <text:p text:style-name="P16"><text:span text:style-name="hljs-comment"><text:span text:style-name="T13">Vrací pole s </text:span></text:span><text:span text:style-name="hljs-comment"><text:span text:style-name="T10">odpovídajícími </text:span></text:span><text:span text:style-name="hljs-comment"><text:span text:style-name="T13">hodnotami</text:span></text:span></text:p>
        </text:list-item>
        <text:list-item>
          <text:p text:style-name="P16"><text:span text:style-name="hljs-comment"><text:span text:style-name="T13">Nemá nic společného s grepem</text:span></text:span></text:p>
        </text:list-item>
        <text:list-item>
          <text:p text:style-name="P16"><text:span text:style-name="hljs-comment"><text:span text:style-name="T13">Využití u textů v poli</text:span></text:span></text:p>
        </text:list-item>
      </text:list>
      <text:h text:style-name="P5" text:outline-level="2"><text:span text:style-name="hljs-comment"><text:span text:style-name="T15">Příklady</text:span></text:span></text:h>
      <text:list text:continue-numbering="true" text:style-name="WWNum5">
        <text:list-item>
          <text:p text:style-name="P19"><text:span text:style-name="hljs-comment"><text:span text:style-name="T2">preg_match</text:span></text:span><text:span text:style-name="hljs-comment"><text:span text:style-name="T16">(</text:span></text:span><text:span text:style-name="hljs-comment"><text:span text:style-name="T21">"/^[a-zA-Z0-9._%+-]+@[a-zA-Z0-9.</text:span></text:span><text:span text:style-name="hljs-comment"><text:span text:style-name="T22">-]+\.[a-zA-Z]{2,}$/"</text:span></text:span><text:span text:style-name="hljs-comment"><text:span text:style-name="T17">, </text:span></text:span><text:span text:style-name="hljs-comment"><text:span text:style-name="T6">$email</text:span></text:span><text:span text:style-name="hljs-comment"><text:span text:style-name="T17">) – kontrola mailu</text:span></text:span></text:p>
        </text:list-item>
        <text:list-item>
          <text:p text:style-name="P19"><text:span text:style-name="hljs-comment"><text:span text:style-name="T3">filter_var</text:span></text:span><text:span text:style-name="hljs-comment"><text:span text:style-name="T24">(</text:span></text:span><text:span text:style-name="hljs-comment"><text:span text:style-name="T6">$mail</text:span></text:span><text:span text:style-name="hljs-comment"><text:span text:style-name="T24">,</text:span></text:span><text:span text:style-name="hljs-comment"><text:span text:style-name="T17"> FILTER_VALIDATE_EMAIL</text:span></text:span><text:span text:style-name="hljs-comment"><text:span text:style-name="T24">) –</text:span></text:span><text:span text:style-name="hljs-comment"><text:span text:style-name="T17"> alternativa kontroly mailu</text:span></text:span></text:p>
        </text:list-item>
        <text:list-item>
          <text:p text:style-name="P19"><text:span text:style-name="hljs-comment"><text:span text:style-name="T3">preg_replace</text:span></text:span><text:span text:style-name="hljs-comment"><text:span text:style-name="T18">(</text:span></text:span><text:span text:style-name="hljs-comment"><text:span text:style-name="T21">"/[^a-zA-Z0-9_]/"</text:span></text:span><text:span text:style-name="hljs-comment"><text:span text:style-name="T18">, </text:span></text:span><text:span text:style-name="hljs-comment"><text:span text:style-name="T21">""</text:span></text:span><text:span text:style-name="hljs-comment"><text:span text:style-name="T18">, </text:span></text:span><text:span text:style-name="hljs-comment"><text:span text:style-name="T21">"BAN1K!"</text:span></text:span><text:span text:style-name="hljs-comment"><text:span text:style-name="T18">);</text:span></text:span><text:span text:style-name="hljs-comment"><text:span text:style-name="T19"> </text:span></text:span><text:span text:style-name="hljs-comment"><text:span text:style-name="T25">// Výstup = BANK</text:span></text:span></text:p>
        </text:list-item>
        <text:list-item>
          <text:p text:style-name="P19"><text:span text:style-name="hljs-comment"><text:span text:style-name="T4">preg_match</text:span></text:span><text:span text:style-name="hljs-comment"><text:span text:style-name="T27">(</text:span></text:span><text:span text:style-name="hljs-comment"><text:span text:style-name="T23">"/\d+/"</text:span></text:span><text:span text:style-name="hljs-comment"><text:span text:style-name="T27">, </text:span></text:span><text:span text:style-name="hljs-comment"><text:span text:style-name="T23">"Objednávka 123 byla odeslána 456 zákazníkovi."</text:span></text:span><text:span text:style-name="hljs-comment"><text:span text:style-name="T27">, </text:span></text:span><text:span text:style-name="hljs-comment"><text:span text:style-name="T6">$matches</text:span></text:span><text:span text:style-name="hljs-comment"><text:span text:style-name="T27">) <text:line-break/></text:span></text:span><text:span text:style-name="hljs-comment"><text:span text:style-name="T26">// $matches = Array ( [0] =&gt; 123 [1] =&gt; 456 )</text:span></text:span></text:p>
        </text:list-item>
        <text:list-item>
          <text:p text:style-name="P19"><text:span text:style-name="hljs-comment"/></text:p>
        </text:list-item>
      </text:list>
      <text:h text:style-name="P3" text:outline-level="1">Multibytové řetězce</text:h>
      <text:list text:style-name="WWNum6">
        <text:list-item>
          <text:p text:style-name="P17">Řetězce obsahující vícebajtové znaky</text:p>
        </text:list-item>
        <text:list-item>
          <text:p text:style-name="P17">Např. Ř, Č, Š</text:p>
        </text:list-item>
      </text:list>
      <text:h text:style-name="P4" text:outline-level="2">mb_strlen</text:h>
      <text:list text:continue-numbering="true" text:style-name="WWNum6">
        <text:list-item>
          <text:p text:style-name="P18">Vrací počet znaků, ne bajtů jako strlen</text:p>
        </text:list-item>
        <text:list-item>
          <text:p text:style-name="P18"><text:span text:style-name="T1">mb_strlen</text:span>(<text:span text:style-name="T5">$string</text:span>, <text:span text:style-name="T5">$encoding</text:span> = <text:span text:style-name="T20">"UTF-8"</text:span>)</text:p>
        </text:list-item>
      </text:list>
      <text:h text:style-name="P4" text:outline-level="2">mb_substr</text:h>
      <text:list text:style-name="WWNum7">
        <text:list-item>
          <text:p text:style-name="P6">Vybere část řetězce podle délky</text:p>
        </text:list-item>
        <text:list-item>
          <text:p text:style-name="P6"><text:soft-page-break/><text:span text:style-name="T1">mb_substr</text:span>(<text:span text:style-name="T5">$string</text:span>, <text:span text:style-name="T5">$start</text:span>, <text:span text:style-name="T5">$length</text:span> = null, <text:span text:style-name="T5">$encoding </text:span>=<text:span text:style-name="T28"> </text:span><text:span text:style-name="T20">"UTF-8"</text:span>)</text:p>
        </text:list-item>
      </text:list>
      <text:h text:style-name="P4" text:outline-level="2">mb_<text:span text:style-name="T29">strpos</text:span></text:h>
      <text:list text:continue-numbering="true" text:style-name="WWNum7">
        <text:list-item>
          <text:p text:style-name="P6">Najde 1. výskyt znaku</text:p>
        </text:list-item>
        <text:list-item>
          <text:p text:style-name="P6"><text:span text:style-name="T1">mb_strpos</text:span>(<text:span text:style-name="T5">$haystack</text:span>, <text:span text:style-name="T5">$needle</text:span>, <text:span text:style-name="T5">$offset</text:span> = 0, <text:span text:style-name="T5">$encoding</text:span> = <text:span text:style-name="T20">"UTF-8"</text:span>)</text:p>
        </text:list-item>
      </text:list>
      <text:h text:style-name="P4" text:outline-level="2">mb_<text:span text:style-name="T29">strtolower x mb_strtoupper</text:span></text:h>
      <text:list text:continue-numbering="true" text:style-name="WWNum7">
        <text:list-item>
          <text:p text:style-name="P6">Převede text na malá či velká písmena</text:p>
        </text:list-item>
        <text:list-item>
          <text:p text:style-name="P6"><text:span text:style-name="T1">mb_strtolower</text:span>(<text:span text:style-name="T5">$text</text:span>)</text:p>
        </text:list-item>
        <text:list-item>
          <text:p text:style-name="P6"><text:span text:style-name="T1">mb_strtoupper</text:span>(<text:span text:style-name="T5">$text</text:span>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fo:font-weight="bold" style:font-name-asian="Aptos" style:font-family-asian="Aptos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Default_20_Paragraph_20_Font" style:display-name="Default Paragraph Font" style:family="text"/>
    <style:style style:name="hljs-comment" style:family="text" style:parent-style-name="Default_20_Paragraph_20_Fon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9:11:15.430357452</meta:creation-date>
    <dc:date>2025-01-13T09:11:51.671580447</dc:date>
    <meta:editing-duration>PT36S</meta:editing-duration>
    <meta:editing-cycles>1</meta:editing-cycles>
    <meta:document-statistic meta:table-count="0" meta:image-count="0" meta:object-count="0" meta:page-count="3" meta:paragraph-count="84" meta:word-count="433" meta:character-count="2533" meta:non-whitespace-character-count="2246"/>
    <meta:generator>LibreOffice/24.2.5.2$Linux_X86_64 LibreOffice_project/420$Build-2</meta:generator>
  </office:meta>
</office:document-meta>
</file>